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min-height="8.71cm" fo:min-width="13.71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Triangle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="Triangle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0.75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0" style:family="graphic" style:parent-style-name="objectwithoutfill">
      <style:graphic-properties svg:stroke-width="0.08cm" svg:stroke-color="#cc0000" draw:marker-start-width="0.32cm" draw:marker-end="Arrowheads_20_1" draw:marker-end-width="0.32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cm" svg:stroke-color="#579d1c" draw:marker-start-width="0.32cm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15" style:family="graphic" style:parent-style-name="objectwithoutfill">
      <style:graphic-properties svg:stroke-width="0.04cm" svg:stroke-color="#c9211e" draw:marker-start-width="0.26cm" draw:marker-end-width="0.26cm" draw:fill="none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0" style:family="graphic" style:parent-style-name="objectwithoutfill">
      <style:graphic-properties svg:stroke-width="0.03cm" svg:stroke-color="#cc00cc" draw:marker-start-width="0.25cm" draw:marker-end-width="0.25cm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text-properties fo:color="#c9211e" loext:opacity="100%" fo:font-size="10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color="#c9211e" loext:opacity="100%"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size-asian="18pt" style:font-size-complex="18pt"/>
    </style:style>
    <style:style style:name="T2" style:family="text">
      <style:text-properties fo:color="#c9211e" loext:opacity="100%" fo:font-weight="bold" style:font-size-asian="18pt" style:font-weight-asian="bold" style:font-size-complex="18pt" style:font-weight-complex="bold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5cm" svg:height="9cm" svg:x="1.75cm" svg:y="2.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cm" svg:y1="11.75cm" svg:x2="9.5cm" svg:y2="2.25cm">
          <text:p/>
        </draw:line>
        <draw:line draw:style-name="gr3" draw:text-style-name="P1" draw:layer="layout" svg:x1="18cm" svg:y1="6.75cm" svg:x2="1.5cm" svg:y2="6.75cm">
          <text:p/>
        </draw:line>
        <draw:g>
          <draw:custom-shape draw:style-name="gr4" draw:text-style-name="P2" draw:layer="layout" svg:width="1.25cm" svg:height="2cm" svg:x="22cm" svg:y="10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svg:x="22.118cm" svg:y="11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22.618cm" svg:y1="10.9cm" svg:x2="22.618cm" svg:y2="12.4cm">
              <text:p/>
            </draw:line>
            <draw:line draw:style-name="gr6" draw:text-style-name="P1" draw:layer="layout" svg:x1="21.868cm" svg:y1="11.65cm" svg:x2="23.368cm" svg:y2="11.65cm">
              <text:p/>
            </draw:line>
          </draw:g>
        </draw:g>
        <draw:g>
          <draw:custom-shape draw:style-name="gr4" draw:text-style-name="P2" draw:layer="layout" svg:width="1.25cm" svg:height="2cm" draw:transform="rotate (0.587652359146491) translate (14.651cm 10.209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draw:transform="rotate (0.587652359146491) translate (15.249cm 10.8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15.526cm" svg:y1="10.407cm" svg:x2="16.358cm" svg:y2="11.655cm">
              <text:p/>
            </draw:line>
            <draw:line draw:style-name="gr6" draw:text-style-name="P1" draw:layer="layout" svg:x1="15.318cm" svg:y1="11.448cm" svg:x2="16.566cm" svg:y2="10.616cm">
              <text:p/>
            </draw:line>
          </draw:g>
        </draw:g>
        <draw:g>
          <draw:custom-shape draw:style-name="gr4" draw:text-style-name="P2" draw:layer="layout" svg:width="1.25cm" svg:height="2cm" svg:x="8.882cm" svg:y="10.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svg:x="9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9.5cm" svg:y1="11cm" svg:x2="9.5cm" svg:y2="12.5cm">
              <text:p/>
            </draw:line>
            <draw:line draw:style-name="gr6" draw:text-style-name="P1" draw:layer="layout" svg:x1="8.75cm" svg:y1="11.75cm" svg:x2="10.25cm" svg:y2="11.75cm">
              <text:p/>
            </draw:line>
          </draw:g>
        </draw:g>
        <draw:line draw:style-name="gr7" draw:text-style-name="P1" draw:layer="layout" svg:x1="9.5cm" svg:y1="6.75cm" svg:x2="18.5cm" svg:y2="12.75cm">
          <text:p/>
        </draw:line>
        <draw:line draw:style-name="gr6" draw:text-style-name="P1" draw:layer="layout" svg:x1="15.952cm" svg:y1="5.282cm" svg:x2="15.952cm" svg:y2="11.032cm">
          <text:p/>
        </draw:line>
        <draw:frame draw:style-name="gr8" draw:text-style-name="P5" draw:layer="layout" svg:width="1.75cm" svg:height="1.039cm" svg:x="8.25cm" svg:y="8.5cm">
          <draw:text-box>
            <text:p text:style-name="P4"><text:span text:style-name="T1">20.81</text:span></text:p>
            <text:p text:style-name="P4"><text:span text:style-name="T1">20.75</text:span></text:p>
          </draw:text-box>
        </draw:frame>
        <draw:frame draw:style-name="gr9" draw:text-style-name="P5" draw:layer="layout" svg:width="2.5cm" svg:height="1.039cm" svg:x="10.25cm" svg:y="6.711cm">
          <draw:text-box>
            <text:p text:style-name="P4"><text:span text:style-name="T1">38.5 deg</text:span></text:p>
          </draw:text-box>
        </draw:frame>
        <draw:line draw:style-name="gr7" draw:text-style-name="P1" draw:layer="layout" svg:x1="16.436cm" svg:y1="11.772cm" svg:x2="17.6cm" svg:y2="13.5cm">
          <text:p/>
        </draw:line>
        <draw:path draw:style-name="gr10" draw:text-style-name="P1" draw:layer="layout" svg:width="1.143cm" svg:height="0.477cm" draw:transform="rotate (0.213977366294505) translate (17.3304843851269cm 12.8988406703572cm)" svg:viewBox="0 0 1144 478" svg:d="M0 478c129-39 51-15 79-22 29-6 57-8 85-17 26-10 55-13 83-16s56-2 82-9c31-7 61-27 93-33 30-4 59-16 88-26 29-9 58-27 87-36 30-9 56-24 87-32 34-8 63-30 94-47 33-17 60-44 92-59s57-34 88-48c30-15 58-38 87-54s58-36 82-59l17-20">
          <text:p/>
        </draw:path>
        <draw:line draw:style-name="gr11" draw:text-style-name="P1" draw:layer="layout" svg:x1="8.15cm" svg:y1="12.75cm" svg:x2="10.9cm" svg:y2="12.75cm">
          <text:p/>
        </draw:line>
        <draw:line draw:style-name="gr11" draw:text-style-name="P1" draw:layer="layout" svg:x1="15.498cm" svg:y1="12.577cm" svg:x2="17.751cm" svg:y2="11cm">
          <text:p/>
        </draw:line>
        <draw:path draw:style-name="gr11" draw:text-style-name="P1" draw:layer="layout" svg:width="2.238cm" svg:height="4.603cm" draw:transform="rotate (1.5707963267949) translate (10.9440470713312cm 12.739cm)" svg:viewBox="0 0 2239 4604" svg:d="M0 5c201-17 400 13 597 38 209 26 413 21 615 135 232 130 403 327 635 443 257 128 253 408 289 635 30 190 103 300 103 550s0 500-250 750c-206 206-500 500-604 662-396 338-396 338-646 588l-335 374-250 366 38 58">
          <text:p/>
        </draw:path>
        <draw:path draw:style-name="gr11" draw:text-style-name="P1" draw:layer="layout" svg:width="2.04cm" svg:height="4.801cm" draw:transform="rotate (1.5707963267949) translate (3.31cm 12.777cm)" svg:viewBox="0 0 2041 4802" svg:d="M57 4791c258 54 485-103 731-135 211-28 537-132 739-216 201-83 209-262 250-500 41-237 243-317 205-554-40-248 75-433 57-673-15-200-64-386-96-577-41-242-138-464-250-674-140-263-421-392-616-616-159-183-403-270-616-385l-192-153-154-193-115-115">
          <text:p/>
        </draw:path>
        <draw:path draw:style-name="gr11" draw:text-style-name="P1" draw:layer="layout" svg:width="6.531cm" svg:height="1.082cm" draw:transform="rotate (1.5707963267949) translate (16.6362222222222cm 11.022cm)" svg:viewBox="0 0 6532 1083" svg:d="M0 1083c162 1 211-45 454-181 68-38 416-164 568-288 250 0 269-63 445-136 168-69 334-146 514-181 175-34 350-105 529-91 174 13 334-44 499-60 156-15 294-96 454-91 172 5 340-24 514-45 184-22 353 0 529 0 172 0 293 107 453 151 167 46 327 106 484 181 180 86 324 228 499 318 161 84 310 186 469 272l121 76">
          <text:p/>
        </draw:path>
        <draw:frame draw:style-name="gr12" draw:text-style-name="P5" draw:layer="layout" svg:width="1.519cm" svg:height="0.75cm" svg:x="17.981cm" svg:y="6.4cm">
          <draw:text-box>
            <text:p text:style-name="P4"><text:span text:style-name="T1">Xg</text:span></text:p>
          </draw:text-box>
        </draw:frame>
        <draw:frame draw:style-name="gr13" draw:text-style-name="P5" draw:layer="layout" svg:width="1.519cm" svg:height="0.711cm" svg:x="8.981cm" svg:y="1.439cm">
          <draw:text-box>
            <text:p text:style-name="P4"><text:span text:style-name="T1">Yg</text:span></text:p>
          </draw:text-box>
        </draw:frame>
        <draw:frame draw:style-name="gr14" draw:text-style-name="P7" draw:layer="layout" svg:width="2.719cm" svg:height="2.615cm" svg:x="17.981cm" svg:y="13.25cm">
          <draw:text-box>
            <text:p text:style-name="P6"><text:span text:style-name="T2">A1</text:span></text:p>
            <text:p text:style-name="P6"><text:span text:style-name="T2">=45 -38.5</text:span></text:p>
            <text:p text:style-name="P6"><text:span text:style-name="T2">=6.5 deg</text:span></text:p>
            <text:p text:style-name="P6"><text:span text:style-name="T2"/></text:p>
          </draw:text-box>
        </draw:frame>
        <draw:frame draw:style-name="gr13" draw:text-style-name="P7" draw:layer="layout" svg:width="1.519cm" svg:height="0.711cm" svg:x="18.381cm" svg:y="11.209cm">
          <draw:text-box>
            <text:p text:style-name="P6"><text:span text:style-name="T2">*</text:span></text:p>
          </draw:text-box>
        </draw:frame>
        <draw:line draw:style-name="gr15" draw:text-style-name="P1" draw:layer="layout" svg:x1="18.6cm" svg:y1="11.5cm" svg:x2="17cm" svg:y2="12.576cm">
          <text:p/>
        </draw:line>
        <draw:line draw:style-name="gr15" draw:text-style-name="P1" draw:layer="layout" svg:x1="15.981cm" svg:y1="11.015cm" svg:x2="17cm" svg:y2="12.585cm">
          <text:p/>
        </draw:line>
        <draw:frame draw:style-name="gr13" draw:text-style-name="P7" draw:layer="layout" svg:width="2.25cm" svg:height="0.711cm" svg:x="18.1cm" svg:y="9.989cm">
          <draw:text-box>
            <text:p text:style-name="P6"><text:span text:style-name="T2">(Xg, Yg)</text:span></text:p>
          </draw:text-box>
        </draw:frame>
        <draw:frame draw:style-name="gr16" draw:text-style-name="P7" draw:layer="layout" svg:width="1.158cm" svg:height="0.645cm" draw:transform="rotate (0.496371639267187) translate (16cm 12.301cm)">
          <draw:text-box>
            <text:p text:style-name="P6"><text:span text:style-name="T2">Xl</text:span></text:p>
          </draw:text-box>
        </draw:frame>
        <draw:frame draw:style-name="gr16" draw:text-style-name="P7" draw:layer="layout" svg:width="1.158cm" svg:height="0.645cm" draw:transform="rotate (0.496371639267187) translate (17.925cm 11.801cm)">
          <draw:text-box>
            <text:p text:style-name="P6"><text:span text:style-name="T2">Zl</text:span></text:p>
          </draw:text-box>
        </draw:frame>
        <draw:frame draw:style-name="gr17" draw:text-style-name="P9" draw:layer="layout" svg:width="5.75cm" svg:height="3.128cm" svg:x="4.1cm" svg:y="13.272cm">
          <draw:text-box>
            <text:p text:style-name="P8"><text:span text:style-name="T3">Xl = -1 * Yg – hipToSpine</text:span></text:p>
            <text:p text:style-name="P8"><text:span text:style-name="T3">Yl = Zg</text:span></text:p>
            <text:p text:style-name="P8"><text:span text:style-name="T3">Zl = Xg</text:span></text:p>
            <text:p text:style-name="P8"><text:span text:style-name="T3"/></text:p>
            <text:p text:style-name="P8"><text:span text:style-name="T3">Yg = -Xl – hipToSpine</text:span></text:p>
            <text:p text:style-name="P8"><text:span text:style-name="T3">Xg = Zl</text:span></text:p>
            <text:p text:style-name="P8"><text:span text:style-name="T3">Zg = Yl</text:span></text:p>
          </draw:text-box>
        </draw:frame>
        <draw:line draw:style-name="gr6" draw:text-style-name="P1" draw:layer="layout" svg:x1="15.5cm" svg:y1="10.3cm" svg:x2="13cm" svg:y2="6.7cm">
          <text:p/>
        </draw:line>
        <draw:frame draw:style-name="gr9" draw:text-style-name="P5" draw:layer="layout" svg:width="1.819cm" svg:height="1.039cm" svg:x="13.281cm" svg:y="6.7cm">
          <draw:text-box>
            <text:p text:style-name="P4"><text:span text:style-name="T1">45 deg</text:span></text:p>
          </draw:text-box>
        </draw:frame>
        <draw:frame draw:style-name="gr17" draw:text-style-name="P9" draw:layer="layout" svg:width="5.75cm" svg:height="3.128cm" svg:x="20.25cm" svg:y="13.272cm">
          <draw:text-box>
            <text:p text:style-name="P8"><text:span text:style-name="T3">Xl = -1 * (Y.g.rotated - <text:s/>Y.hip )</text:span></text:p>
            <text:p text:style-name="P8"><text:span text:style-name="T3">Yl = Zg</text:span></text:p>
            <text:p text:style-name="P8"><text:span text:style-name="T3">Zl = X.g.rotated – X.hip</text:span></text:p>
            <text:p text:style-name="P8"><text:span text:style-name="T3"/></text:p>
            <text:p text:style-name="P8"><text:span text:style-name="T3">Yg = -Xl – hipToSpine</text:span></text:p>
            <text:p text:style-name="P8"><text:span text:style-name="T3">Xg = Zl</text:span></text:p>
            <text:p text:style-name="P8"><text:span text:style-name="T3">Zg = Yl</text:span></text:p>
          </draw:text-box>
        </draw:frame>
        <draw:frame draw:style-name="gr18" draw:text-style-name="P5" draw:layer="layout" svg:width="2.5cm" svg:height="0.745cm" svg:x="12.6cm" svg:y="8cm">
          <draw:text-box>
            <text:p text:style-name="P4"><text:span text:style-name="T1">7.13825</text:span></text:p>
          </draw:text-box>
        </draw:frame>
        <draw:frame draw:style-name="gr18" draw:text-style-name="P5" draw:layer="layout" svg:width="2.5cm" svg:height="0.745cm" svg:x="10.2cm" svg:y="6cm">
          <draw:text-box>
            <text:p text:style-name="P4"><text:span text:style-name="T1">3.82739</text:span></text:p>
          </draw:text-box>
        </draw:frame>
        <draw:frame draw:style-name="gr9" draw:text-style-name="P5" draw:layer="layout" svg:width="1.819cm" svg:height="1.039cm" svg:x="15.181cm" svg:y="9.4cm">
          <draw:text-box>
            <text:p text:style-name="P4"><text:span text:style-name="T1">45 deg</text:span></text:p>
          </draw:text-box>
        </draw:frame>
        <draw:frame draw:style-name="gr9" draw:text-style-name="P5" draw:layer="layout" svg:width="1.819cm" svg:height="1.039cm" svg:x="15.181cm" svg:y="8.261cm">
          <draw:text-box>
            <text:p text:style-name="P4"><text:span text:style-name="T1">W</text:span></text:p>
          </draw:text-box>
        </draw:frame>
        <draw:frame draw:style-name="gr9" draw:text-style-name="P5" draw:layer="layout" svg:width="1.819cm" svg:height="1.039cm" svg:x="14.2cm" svg:y="6.1cm">
          <draw:text-box>
            <text:p text:style-name="P4"><text:span text:style-name="T1">W</text:span></text:p>
          </draw:text-box>
        </draw:frame>
        <draw:frame draw:style-name="gr19" draw:text-style-name="P5" draw:layer="layout" svg:width="5.219cm" svg:height="4.5cm" svg:x="19.281cm" svg:y="3.6cm">
          <draw:text-box>
            <text:p text:style-name="P4"><text:span text:style-name="T1">W*W + W*W = 7.13825^2</text:span></text:p>
            <text:p text:style-name="P4"><text:span text:style-name="T1">2 * w^2 = 7.13825^2</text:span></text:p>
            <text:p text:style-name="P4"><text:span text:style-name="T1">W^2 = (7.13825^2)/2</text:span></text:p>
            <text:p text:style-name="P4"><text:span text:style-name="T1">W = sqrt( 7.13825^2 / 2)</text:span></text:p>
            <text:p text:style-name="P4"><text:span text:style-name="T1">=5.04750</text:span></text:p>
            <text:p text:style-name="P4"><text:span text:style-name="T1"/></text:p>
            <text:p text:style-name="P4"><text:span text:style-name="T1">Hip Xg = 3.82739 + 5.04750</text:span></text:p>
            <text:p text:style-name="P4"><text:span text:style-name="T1"><text:s text:c="6"/></text:span><text:span text:style-name="T1">= 8.87489</text:span></text:p>
            <text:p text:style-name="P4"><text:span text:style-name="T1">Hip Yg = -1 * W = -5.04750</text:span></text:p>
          </draw:text-box>
        </draw:frame>
        <draw:line draw:style-name="gr20" draw:text-style-name="P1" draw:layer="layout" svg:x1="18.6cm" svg:y1="11.4cm" svg:x2="16.1cm" svg:y2="11cm">
          <text:p/>
        </draw:line>
        <draw:line draw:style-name="gr6" draw:text-style-name="P1" draw:layer="layout" svg:x1="16cm" svg:y1="11.1cm" svg:x2="16cm" svg:y2="13.6cm">
          <text:p/>
        </draw:line>
        <draw:line draw:style-name="gr6" draw:text-style-name="P1" draw:layer="layout" svg:x1="17cm" svg:y1="12.556cm" svg:x2="16cm" svg:y2="12.556cm">
          <text:p/>
        </draw:line>
        <draw:line draw:style-name="gr15" draw:text-style-name="P1" draw:layer="layout" svg:x1="9.5cm" svg:y1="11.7cm" svg:x2="9.5cm" svg:y2="14.3cm">
          <text:p/>
        </draw:line>
        <draw:line draw:style-name="gr15" draw:text-style-name="P1" draw:layer="layout" svg:x1="9.6cm" svg:y1="14.3cm" svg:x2="11cm" svg:y2="14.3cm">
          <text:p/>
        </draw:line>
        <draw:frame draw:style-name="gr13" draw:text-style-name="P7" draw:layer="layout" svg:width="1.519cm" svg:height="0.711cm" svg:x="10.8cm" svg:y="14.033cm">
          <draw:text-box>
            <text:p text:style-name="P6"><text:span text:style-name="T2">*</text:span></text:p>
          </draw:text-box>
        </draw:frame>
        <draw:line draw:style-name="gr20" draw:text-style-name="P1" draw:layer="layout" svg:x1="11.1cm" svg:y1="14.2cm" svg:x2="9.6cm" svg:y2="11.8cm">
          <text:p/>
        </draw:line>
        <draw:line draw:style-name="gr6" draw:text-style-name="P1" draw:layer="layout" svg:x1="17cm" svg:y1="12.6cm" svg:x2="16cm" svg:y2="13.5cm">
          <text:p/>
        </draw:line>
        <draw:g>
          <draw:custom-shape draw:style-name="gr4" draw:text-style-name="P2" draw:layer="layout" svg:width="1.25cm" svg:height="2cm" draw:transform="rotate (0.587652359146491) translate (10cm 15.78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draw:transform="rotate (0.587652359146491) translate (10.598cm 16.4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10.875cm" svg:y1="15.98cm" svg:x2="11.707cm" svg:y2="17.228cm">
              <text:p/>
            </draw:line>
            <draw:line draw:style-name="gr6" draw:text-style-name="P1" draw:layer="layout" svg:x1="10.667cm" svg:y1="17.021cm" svg:x2="11.915cm" svg:y2="16.189cm">
              <text:p/>
            </draw:line>
          </draw:g>
        </draw:g>
        <draw:line draw:style-name="gr15" draw:text-style-name="P1" draw:layer="layout" svg:x1="11.3cm" svg:y1="16.589cm" svg:x2="11.3cm" svg:y2="19.189cm">
          <text:p/>
        </draw:line>
        <draw:line draw:style-name="gr15" draw:text-style-name="P1" draw:layer="layout" svg:x1="11.3cm" svg:y1="19.189cm" svg:x2="14.3cm" svg:y2="19.189cm">
          <text:p/>
        </draw:line>
        <draw:line draw:style-name="gr20" draw:text-style-name="P1" draw:layer="layout" svg:x1="14.3cm" svg:y1="19.189cm" svg:x2="11.3cm" svg:y2="16.589cm">
          <text:p/>
        </draw:line>
        <draw:frame draw:style-name="gr13" draw:text-style-name="P7" draw:layer="layout" svg:width="2.25cm" svg:height="0.711cm" svg:x="14.3cm" svg:y="18.778cm">
          <draw:text-box>
            <text:p text:style-name="P6"><text:span text:style-name="T2">(Xgr, Ygr)</text:span></text:p>
          </draw:text-box>
        </draw:frame>
        <draw:frame draw:style-name="gr13" draw:text-style-name="P7" draw:layer="layout" svg:width="2.25cm" svg:height="0.711cm" svg:x="12.8cm" svg:y="17.378cm">
          <draw:text-box>
            <text:p text:style-name="P6"><text:span text:style-name="T2">H</text:span></text:p>
          </draw:text-box>
        </draw:frame>
        <draw:line draw:style-name="gr6" draw:text-style-name="P1" draw:layer="layout" svg:x1="11.6cm" svg:y1="18.889cm" svg:x2="11.3cm" svg:y2="18.889cm">
          <text:p/>
        </draw:line>
        <draw:line draw:style-name="gr6" draw:text-style-name="P1" draw:layer="layout" svg:x1="11.6cm" svg:y1="19.189cm" svg:x2="11.6cm" svg:y2="18.889cm">
          <text:p/>
        </draw:line>
        <draw:frame draw:style-name="gr13" draw:text-style-name="P7" draw:layer="layout" svg:width="2.25cm" svg:height="0.711cm" svg:x="10.4cm" svg:y="19.389cm">
          <draw:text-box>
            <text:p text:style-name="P6"><text:span text:style-name="T2">(Xh, Ygr)</text:span></text:p>
          </draw:text-box>
        </draw:frame>
        <draw:frame draw:style-name="gr21" draw:text-style-name="P5" draw:layer="layout" svg:width="2.9cm" svg:height="1.827cm" svg:x="12.4cm" svg:y="16.3cm">
          <draw:text-box>
            <text:p text:style-name="P4"><text:span text:style-name="T1">After a 45 degree ro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7T11:42:23.922000000</meta:creation-date>
    <dc:date>2021-11-18T00:05:58.197000000</dc:date>
    <meta:editing-duration>PT7H34M28S</meta:editing-duration>
    <meta:editing-cycles>1</meta:editing-cycles>
    <meta:document-statistic meta:object-count="74"/>
    <meta:generator>LibreOffice/7.1.6.2$Windows_X86_64 LibreOffice_project/0e133318fcee89abacd6a7d077e292f1145735c3</meta:generator>
  </office:meta>
</office:document-meta>
</file>